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orphans="2" fo:widows="2"/>
    </style:style>
    <style:style style:name="P6" style:family="paragraph" style:parent-style-name="Dialog">
      <style:paragraph-properties fo:margin-left="0cm" fo:margin-right="0cm" fo:text-indent="0cm" style:auto-text-indent="false">
        <style:tab-stops/>
      </style:paragraph-properties>
      <style:text-properties fo:language="pl" fo:country="PL"/>
    </style:style>
    <style:style style:name="P7" style:family="paragraph" style:parent-style-name="Wierszyk">
      <style:paragraph-properties fo:margin-left="1.249cm" fo:margin-right="0cm" fo:text-indent="0cm" style:auto-text-indent="false">
        <style:tab-stops/>
      </style:paragraph-properties>
      <style:text-properties fo:language="pl" fo:country="PL"/>
    </style:style>
    <style:style style:name="P8" style:family="paragraph" style:parent-style-name="Endnote">
      <style:text-properties fo:language="pl" fo:country="PL"/>
    </style:style>
    <style:style style:name="P9" style:family="paragraph" style:parent-style-name="Text_20_body">
      <style:text-properties fo:language="pl" fo:country="PL"/>
    </style:style>
    <style:style style:name="P10" style:family="paragraph" style:parent-style-name="Text_20_body">
      <style:paragraph-properties fo:text-align="center" style:justify-single-word="false"/>
      <style:text-properties fo:language="pl" fo:country="PL"/>
    </style:style>
    <style:style style:name="P11" style:family="paragraph" style:parent-style-name="Text_20_body">
      <style:text-properties fo:language="pl" fo:country="PL" fo:background-color="#ffff00"/>
    </style:style>
    <style:style style:name="P12" style:family="paragraph" style:parent-style-name="Text_20_body">
      <style:paragraph-properties fo:orphans="2" fo:widows="2"/>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style:style>
    <style:style style:name="P18" style:family="paragraph" style:parent-style-name="Text_20_body">
      <style:text-properties style:font-name="Calibri"/>
    </style:style>
    <style:style style:name="P19" style:family="paragraph" style:parent-style-name="Text_20_body">
      <style:paragraph-properties fo:orphans="2" fo:widows="2"/>
    </style:style>
    <style:style style:name="P20" style:family="paragraph" style:parent-style-name="Text_20_body">
      <style:paragraph-properties fo:margin-left="0cm" fo:margin-right="0cm" fo:orphans="2" fo:widows="2" fo:text-indent="1.251cm" style:auto-text-indent="false"/>
      <style:text-properties style:font-name="Calibri1"/>
    </style:style>
    <style:style style:name="P21"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2"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3" style:family="paragraph" style:parent-style-name="Überschrift_20_2">
      <style:text-properties fo:language="pl" fo:country="PL"/>
    </style:style>
    <style:style style:name="P24" style:family="paragraph" style:parent-style-name="Überschrift_20_2">
      <style:text-properties style:font-name="Calibri"/>
    </style:style>
    <style:style style:name="P25" style:family="paragraph" style:parent-style-name="Überschrift_20_2">
      <style:text-properties style:font-name="Calibri" fo:language="pl" fo:country="PL"/>
    </style:style>
    <style:style style:name="P26" style:family="paragraph" style:parent-style-name="Dialog" style:list-style-name="L1"/>
    <style:style style:name="P27" style:family="paragraph" style:parent-style-name="Dialog" style:list-style-name="L1">
      <style:text-properties style:font-name="Calibri1"/>
    </style:style>
    <style:style style:name="P28" style:family="paragraph" style:parent-style-name="Dialog" style:list-style-name="L3">
      <style:text-properties style:font-name="Calibri1"/>
    </style:style>
    <style:style style:name="P29" style:family="paragraph" style:parent-style-name="Dialog" style:list-style-name="L4">
      <style:text-properties style:font-name="Calibri1" fo:background-color="transparent"/>
    </style:style>
    <style:style style:name="P30" style:family="paragraph" style:parent-style-name="Dialog" style:list-style-name="L5">
      <style:text-properties style:font-name="Calibri1"/>
    </style:style>
    <style:style style:name="P31" style:family="paragraph" style:parent-style-name="Dialog" style:list-style-name="L7">
      <style:text-properties style:font-name="Calibri1"/>
    </style:style>
    <style:style style:name="P32" style:family="paragraph" style:parent-style-name="Dialog" style:list-style-name="L8">
      <style:text-properties style:font-name="Calibri1"/>
    </style:style>
    <style:style style:name="P33" style:family="paragraph" style:parent-style-name="Dialog" style:list-style-name="L1">
      <style:text-properties style:font-name="Calibri"/>
    </style:style>
    <style:style style:name="P34" style:family="paragraph" style:parent-style-name="Dialog" style:list-style-name="L6">
      <style:text-properties style:font-name="Calibri"/>
    </style:style>
    <style:style style:name="P35" style:family="paragraph" style:parent-style-name="Dialog" style:list-style-name="L2">
      <style:paragraph-properties fo:orphans="2" fo:widows="2"/>
      <style:text-properties fo:language="pl" fo:country="PL"/>
    </style:style>
    <style:style style:name="P36" style:family="paragraph" style:parent-style-name="Dialog" style:list-style-name="L4">
      <style:text-properties fo:background-color="transparent"/>
    </style:style>
    <style:style style:name="P37" style:family="paragraph" style:parent-style-name="Dialog" style:list-style-name="L6"/>
    <style:style style:name="P38" style:family="paragraph" style:parent-style-name="Dialog" style:list-style-name="L7"/>
    <style:style style:name="P39" style:family="paragraph" style:parent-style-name="Dialog" style:list-style-name="L9"/>
    <style:style style:name="P40" style:family="paragraph" style:parent-style-name="Heading" style:master-page-name="MP0">
      <style:paragraph-properties style:page-number="auto" fo:break-before="page"/>
      <style:text-properties fo:language="pl" fo:country="PL"/>
    </style:style>
    <style:style style:name="P41" style:family="paragraph" style:parent-style-name="Text_20_body" style:list-style-name="L1">
      <style:text-properties fo:language="pl" fo:country="PL"/>
    </style:style>
    <style:style style:name="P42" style:family="paragraph" style:parent-style-name="Text_20_body" style:list-style-name="L7"/>
    <style:style style:name="P43" style:family="paragraph" style:parent-style-name="Text_20_body">
      <style:paragraph-properties fo:orphans="2" fo:widows="2"/>
      <style:text-properties style:font-name="Calibri1" fo:language="pl" fo:country="PL" fo:background-color="transparent"/>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ynastia Sobieskich – tom II, „Pola Chwały”</text:p>
      <text:h text:style-name="P23" text:outline-level="2">Rozdział I</text:h>
      <text:p text:style-name="P9"/>
      <text:p text:style-name="P9">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8">Tak po kampanii 1672 roku Tatarzy i Turcy nazywali Jana Sobieskiego.</text:p></text:note-body></text:note></text:span></text:span><text:span text:style-name="T2">.</text:span></text:p>
      <text:p text:style-name="P9">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9">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9">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9">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9">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7">„Idzie żołnierz borem, lasem</text:p>
      <text:p text:style-name="P7">Przymierając z głodu czasem.</text:p>
      <text:p text:style-name="P7">Suknia na nim nie blakuje,</text:p>
      <text:p text:style-name="P7">Wiatr dziurami przelatuje.</text:p>
      <text:p text:style-name="P7">Chociaż żołnierz nieodziany,</text:p>
      <text:p text:style-name="P7">Przecie pójdzie między pany.</text:p>
      <text:p text:style-name="P7">Trza żołnierza poratować,</text:p>
      <text:p text:style-name="P7">Soli jemu nie żałować.</text:p>
      <text:p text:style-name="P7">Wtenczas żołnierza szanują,</text:p>
      <text:p text:style-name="P7">Kiedy trwogę na się czują”</text:p>
      <text:p text:style-name="P9">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9">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9"><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9">I wówczas wyruszyli.</text:p>
      <text:p text:style-name="P9">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8">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9">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9">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9">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9"/>
      <text:h text:style-name="P23" text:outline-level="2">Rozdział II</text:h>
      <text:p text:style-name="P9">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9">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9">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9">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9">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9">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9">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9">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9">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9">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9">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8759612273645541358" text:style-name="L1">
        <text:list-item>
          <text:p text:style-name="P26"><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6"><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6"><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6"><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6"><text:span text:style-name="T10">Tak, ale dalej na wsch</text:span><text:span text:style-name="T5">ó</text:span><text:span text:style-name="T10">d od Lwowa miejsc bezpiecznych nie ma.</text:span></text:p>
        </text:list-item>
        <text:list-item>
          <text:p text:style-name="P26"><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6"><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6"><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6"><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6"><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6"><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7">Właśnie, po ostatnich tatarskich oblężeniach, co i nawet okupować się musieli, za króla poprzedniego – wtrącił wojewoda.</text:p>
        </text:list-item>
        <text:list-item>
          <text:p text:style-name="P26"><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6"><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6"><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2">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29422964" text:continue-numbering="true" text:style-name="L1">
        <text:list-item>
          <text:p text:style-name="P33">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3">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1"/>
        </text:list-item>
      </text:list>
      <text:p text:style-name="P10">* <text:s/>* <text:s/>*</text:p>
      <text:p text:style-name="P9">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9"/>
      <text:p text:style-name="P10">* <text:s/>* <text:s/>*</text:p>
      <text:p text:style-name="P9"/>
      <text:p text:style-name="P9">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9">Pojechał zatem de Gourdant do Rouen.</text:p>
      <text:p text:style-name="P9">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9">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0"/>
      <text:p text:style-name="P10">* <text:s/>* <text:s/>*</text:p>
      <text:p text:style-name="P9">"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9"/>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9">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9">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8">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9">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9">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8">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8">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9">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9">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9">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9"><text:s/></text:p>
      <text:h text:style-name="P25" text:outline-level="2">Rozdział III</text:h>
      <text:p text:style-name="P9">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9"><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9">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1">Tu będzie tyrada na temat zalet utraty niepodległości na rzecz imperium.</text:p>
      <text:p text:style-name="P9">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9">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9">Tu przerwał i spojrzał w twarze zgromadzonego narodu szlacheckiego. Wąsate oblicza Sarmatów z pewnym niezrozumieniem wpatrywały się w perorującego hetmana.</text:p>
      <text:p text:style-name="P9">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9">I tak Sapiehowie opuścili obrady konfederacji litewskiej w Widzach. Generał Gosiewski, widząc to, spytał hetmana Paca głosem przyciszonym:</text:p>
      <text:p text:style-name="P3">- Przejdą do Sobieskiego. Nie powstrzymamy ich?</text:p>
      <text:p text:style-name="P9">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8">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9">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9">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9">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9">Tego wieczora do obozu wmaszerowały wojska z Litwy przybyłe.</text:p>
      <text:p text:style-name="P9">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8">Relacja Erazma Otwinowskiego z 1699 roku</text:p></text:note-body></text:note></text:span></text:span><text:span text:style-name="T2">. </text:span></text:p>
      <text:p text:style-name="P9">Tydzień później nadciągnął pod Bar sam Sobieski, a i działa z Trembowli wreszcie dotarły. </text:p>
      <text:p text:style-name="P9">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9"/>
      <text:h text:style-name="P25" text:outline-level="2">Rozdział IV</text:h>
      <text:p text:style-name="P9">"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9">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9">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9">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9">Tak oto, mimo pory zimowej, ponownie ruszyła machina bojowa wielkiego państwa tureckiego. Może jeszcze da się skłonić Lachów do pokoju takiego, który nie byłby dla sułtana uwłaczający.</text:p>
      <text:p text:style-name="P9">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9">"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9">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4" text:outline-level="2">Rozdział V</text:h>
      <text:p text:style-name="P9">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9">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9">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9">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9">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9"><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9">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9">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9">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9"><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3678685612099449283" text:style-name="L2">
        <text:list-header>
          <text:p text:style-name="P35">-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0">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7192961779752481511" text:style-name="L3">
        <text:list-header>
          <text:p text:style-name="P28">-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7063839433927316491" text:style-name="L4">
        <text:list-header>
          <text:p text:style-name="P36">-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9">- A co z tymi tutaj?</text:p>
          <text:p text:style-name="P29">- Znaczniejszych w pęta i do obozu pod Kamieńcem, resztę do diabła posłać.</text:p>
        </text:list-header>
      </text:list>
      <text:p text:style-name="P21">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1"><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8"><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8691900689343944412" text:style-name="L5">
        <text:list-item>
          <text:p text:style-name="P30">Ten atak na naszej prawej powstrzymać trzeba! Inaczej odetną środek!</text:p>
        </text:list-item>
        <text:list-item>
          <text:p text:style-name="P30">Nie mamy już czym ich powstrzymać!</text:p>
        </text:list-item>
        <text:list-item>
          <text:p text:style-name="P30">Tatarzy kontratakować muszą! Gdzie Selim?</text:p>
        </text:list-item>
        <text:list-item>
          <text:p text:style-name="P30">Tatarzy już uszli za Dniestr, powstrzymać zaś giaurów jedynie Żwaniec i nasz wczorajszy obóz może.</text:p>
        </text:list-item>
        <text:list-item>
          <text:p text:style-name="P30">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9">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8">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6044536243480776404" text:style-name="L6">
        <text:list-item>
          <text:p text:style-name="P37">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7">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7"><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7"><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7"><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4">Bez Podola szlachta pokoju nie zechce...</text:p>
        </text:list-item>
        <text:list-item>
          <text:p text:style-name="P37"><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7"><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7"><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4">Handel przez Dzikie Pola?</text:p>
        </text:list-item>
        <text:list-item>
          <text:p text:style-name="P37"><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4395081978435564400" text:style-name="L7">
        <text:list-item>
          <text:p text:style-name="P38"><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2"><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8"><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8"><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1">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292285175260680846" text:style-name="L8">
        <text:list-item>
          <text:p text:style-name="P32">a co tam, mości strażniku?</text:p>
        </text:list-item>
        <text:list-item>
          <text:p text:style-name="P32">Poseł rosyjski do Waszej Miłości przystępu żądał, czego mu straże za rozkazem Waszym odmówili. Tedy poseł awanturować się począł, że przecie rozmowy z Turkiem też jego cara dotyczą, aż po gębie nie dostał.</text:p>
        </text:list-item>
        <text:list-item>
          <text:p text:style-name="P32">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364505584198473738" text:style-name="L9">
        <text:list-item>
          <text:p text:style-name="P39">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7">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19"><text:span text:style-name="T5">Wreszcie, po tygodniu rozm</text:span><text:span text:style-name="T5">ó</text:span><text:span text:style-name="T5">w, po licznych potach wylanych przez pos</text:span><text:span text:style-name="T5">łó</text:span><text:span text:style-name="T5">w francuskich, po demonstracyjnym wyje</text:span><text:span text:style-name="T5">ź</text:span><text:span text:style-name="T5">dzie pos</text:span><text:span text:style-name="T5">ł</text:span><text:span text:style-name="T5">a carskiego, po wtargni</text:span><text:span text:style-name="T5">ę</text:span><text:span text:style-name="T5">ciu do namiotu pana Hyde'a jako pos</text:span><text:span text:style-name="T5">ł</text:span><text:span text:style-name="T5">a angielskiego si</text:span><text:span text:style-name="T5">ę</text:span><text:span text:style-name="T5"> prezentuj</text:span><text:span text:style-name="T5">ą</text:span><text:span text:style-name="T5">cego, dokument rozejmowy w namiocie wielkiego chana podpisano. Oto wojew</text:span><text:span text:style-name="T5">ó</text:span><text:span text:style-name="T5">dztwo podolskie do Korony powraca</text:span><text:span text:style-name="T5">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zaś zobowiązał się tę walkę wspierać, lecz nieorężnie.</text:span></text:p>
      <text:p text:style-name="P17">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p>
      <text:p text:style-name="P17">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7">Peter Pirwitz, wraz z kompanią muszkieterską straż przy namiocie polskiej delegacji odprawujący, teraz wmieszał się pomiędzy straż wojewody ruskiego. Usłyszał, jak ten ostatni cicho mówił do jakiego<text:span text:style-name="T5">ś</text:span> jenera<text:span text:style-name="T5">ł</text:span>a cudzoziemskiego autoramentu:</text:p>
      <text:p text:style-name="P4">- Wojnę z Turkiem na tem zakończymy. Potem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5"><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43">„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Kąckiego Okopem </text:span><text:span text:style-name="T9">Ś</text:span><text:span text:style-name="T9">więtej Trójcy nazwana</text:span><text:span text:style-name="T14">. O razu tam</text:span><text:span text:style-name="T9">ż</text:span><text:span text:style-name="T14">e powsta</text:span><text:span text:style-name="T9">ł</text:span><text:span text:style-name="T14"> port rzeczny, napr</text:span><text:span text:style-name="T9">ę</text:span><text:span text:style-name="T14">dce zbudowany, lecz wcale porz</text:span><text:span text:style-name="T9">ą</text:span><text:span text:style-name="T14">dnie, bo od wiosny ju</text:span><text:span text:style-name="T9">ż</text:span><text:span text:style-name="T14"> swe funkcje handlowe mia</text:span><text:span text:style-name="T9">ł</text:span><text:span text:style-name="T14">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P12"><text:span text:style-name="T10">Tutaj spotkanie Jab</text:span><text:span text:style-name="T5">ło</text:span><text:span text:style-name="T10">nowskiego z Ostrowkim</text:span></text:p>
      <text:p text:style-name="Dialog"><text:span text:style-name="T14">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text:soft-page-break/>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I nagle zza wierzchołka wzgórza wyjechał na nich w szyku bojowym oddział jazdy zupełnie niespodzianej. Starczyński</text:span> oczom swoim nie wierzył. <text:span text:style-name="T5">Oto naprzeciw siebie miał oddział</text:span> w blachy stalowe odzianych, jak najbardziej cudzoziemskich rajtarów. Oficerowi widać było spod szerokiego, głęboko osadzonego kapelusza czubki na szwedzko przystrzyżonych płowych wąsów. </text:p>
      <text:p text:style-name="P4">- Wszelki duch, skąd tu się szwedzkie wojsko wzięło?</text:p>
      <text:p text:style-name="P4">- My jesteśmy kurlandzkie wojsko, Prinz Kettler jako lennik wierny wysłał nas wspomóc Rzeczpospolitą</text:p>
      <text:p text:style-name="P4">- No toście szybko dotarli. Właśnie wojnę zakończyliśmy.</text:p>
      <text:p text:style-name="P4">- My walczymy ju<text:span text:style-name="T5">ż</text:span> od Oktober, a walczyliśmy tutaj, aby Kozaki was od tyłu nie zaszli. Już ich też w fortecy Pawolotsch osaczyliśmy, ale jej nie pokonamy sami, bo nam się kule pokończyły.</text:p>
      <text:p text:style-name="P15"/>
      <text:p text:style-name="P9">Gromienie Kozaków</text:p>
      <text:p text:style-name="P9"/>
      <text:p text:style-name="P9">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6"/>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text:soft-page-break/>"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5-15T09:22:29.08</dc:date>
    <meta:editing-cycles>1111</meta:editing-cycles>
    <meta:editing-duration>P1DT10H32M16S</meta:editing-duration>
    <meta:document-statistic meta:table-count="0" meta:image-count="0" meta:object-count="0" meta:page-count="33" meta:paragraph-count="294" meta:word-count="16629" meta:character-count="11266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